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ourceTransactionManagerTests.testTransactionRollbackWithAutoCommitFalseAndLazyConnectionAndCreate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TransactionManagerTests.doTestTransactionRollbackRestoringAutoCommit( boolean autoCommit , boolean lazyConnection , final boolean createState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DataSourceTransactionManagerTests.testTransactionCommitWithAutoCommit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ansactionSynchronization.sus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SourceTransactionManagerTests.doTestTransactionCommitRestoringAutoCommit( boolean autoCommit , boolean lazyConnection , final boolean createState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DataSourceTransactionManagerTests.testTransactionAwareDataSourceProxyWithSuspensionAndReobtain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DataSourceTransactionManagerTests.testTransactionWithIsolationAnd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ataSourceTransactionManagerTests.testPropagationRequiresNewWith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ataSourceTransactionManagerTests.testTransactionRollbackWithAutoCommitTrueAndLazyConnectionAndCreate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TransactionManagerTests.testTransactionRollbackWithAutoCommit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ansactionSynchronization.before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SourceTransactionManagerTests.testTransactionWithPropagation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SourceTransactionManagerTests.doInTransactionWithoutResult( TransactionStatus statu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SourceTransactionManagerTests.testTransactionRollbackWithAutoCommitTrueAndLazy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TransactionManagerTests.testParticipatingTransactionWithRollbackOnlyAndFailEa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TransactionManagerTests.doAfterCompletion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SourceTransactionManagerTests.testTransactionRollback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ataSourceTransactionManagerTests.testExistingTransactionWithManualSave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ataSourceTransactionManagerTests.testTransactionRollbackWithAutoCommit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TransactionManagerTests.testPropagationRequiresNewWithExistingTransactionAndUnrelatedFailing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estTransactionSynchronization.after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SourceTransactionManagerTests.testParticipatingTransactionWithTransactionStartedFromSy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ataSourceTransactionManagerTests.doTestExistingTransactionWithPropagationNested( final int 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TestTransactionSynchronization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SourceTransactionManagerTests.testTransactionWithPropagationNestedAnd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ataSourceTransactionManagerTests.testTransactionWithExceptionOn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SourceTransactionManagerTests.testTransactionCommitWithAutoCommit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TransactionManagerTests.testTransactionWithExceptionOn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ataSourceTransactionManagerTests.testTransactionWithPropagationNe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SourceTransactionManagerTests.transactionWithTimeout( int time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DataSourceTransactionManagerTests.testPropagationNeverWith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ataSourceTransactionManag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TransactionManagerTests.verifyTransactionSynchronizationManage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SourceTransactionManagerTests.testPropagationNotSupportedWith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TestTransactionSynchronization.beforeCommit(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SourceTransactionManagerTests.testTransactionRollbackWithAutoCommitFalseAndLazy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TransactionManagerTests.testExistingTransactionWithManualSavepointAnd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stTransactionSynchronization.afterCompletion( int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SourceTransactionManagerTests.testExistingTransactionWithPropagationNestedAnd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ataSourceTransactionManagerTests.testTransactionWithPropagation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aSourceTransactionManagerTests.testTransactionWithExceptionOnCommitAndRollbackOnCommi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taSourceTransactionManagerTests.testTransactionAwareDataSourceProx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ataSourceTransactionManagerTests.testParticipatingTransactionWithIncompatible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ataSourceTransactionManagerTests.testTransactionWithExceptionOn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SourceTransactionManagerTests.testParticipatingTransactionWithIncompatibleIsolation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ataSourceTransactionManagerTests.testTransactionCommitWithAutoCommitTrueAndLazyConnectionAndStatement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TransactionManagerTests.testTransactionCommitWithAutoCommitTrueAndLazy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ansactionSynchronization.TestTransactionSynchronization( DataSource dataSource ,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TransactionSynchronization.doAfterCompletion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SourceTransactionManagerTests.testPropagationSupportsAndRequiresNewWithEarly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ataSourceTransactionManagerTests.testExistingTransactionWithPropagation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TransactionManagerTests.testParticipatingTransactionWithRollbackOnlyAndInnerSy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DataSourceTransactionManagerTests.testExistingTransactionWithPropagationNestedAndRequired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DataSourceTransactionManagerTests.testTransactionWithEnforce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ataSourceTransactionManagerTests.testExistingTransactionWithPropagationNested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TransactionManagerTests.testTransactionWithPropagation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stTransactionSynchronization.resu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SourceTransactionManagerTests.testParticipatingTransactionWithDifferentConnectionObtainedFromSy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ataSourceTransactionManagerTests.testTransactionAwareDataSourceProxyWithSuspens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DataSourceTransactionManagerTests.testPropagationSupportsAndRequire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ataSourceTransactionManagerTests.doTestParticipatingTransactionWithRollbackOnly( boolean failEarl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DataSourceTransactionManagerTests.testTransactionCommitWithAutoCommitFalseAndLazyConnectionAndStatement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TransactionManagerTests.testTransactionCommitWithAutoCommitFalseAndLazy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TransactionManagerTests.testPropagationRequiresNewWithExistingTransactionAndUnrelated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DataSourceTransactionManagerTests.testParticipatingTransactionWith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TransactionManagerTests.testExistingTransactionWithPropagationNestedAndRequired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